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3447" officeooo:paragraph-rsid="000e3447" style:font-weight-asian="bold" style:font-weight-complex="bold"/>
    </style:style>
    <style:style style:name="P2" style:family="paragraph" style:parent-style-name="Standard">
      <style:text-properties fo:font-weight="normal" officeooo:rsid="000e3447" officeooo:paragraph-rsid="000e3447" style:font-weight-asian="normal" style:font-weight-complex="normal"/>
    </style:style>
    <style:style style:name="P3" style:family="paragraph" style:parent-style-name="Standard">
      <style:text-properties fo:font-weight="normal" officeooo:rsid="000eafed" officeooo:paragraph-rsid="000eafed" style:font-weight-asian="normal" style:font-weight-complex="normal"/>
    </style:style>
    <style:style style:name="P4" style:family="paragraph" style:parent-style-name="Standard">
      <style:text-properties officeooo:rsid="000f400f" officeooo:paragraph-rsid="000f400f"/>
    </style:style>
    <style:style style:name="P5" style:family="paragraph" style:parent-style-name="Standard">
      <style:text-properties officeooo:paragraph-rsid="000f400f"/>
    </style:style>
    <style:style style:name="P6" style:family="paragraph" style:parent-style-name="Standard">
      <style:text-properties officeooo:rsid="00122ae5" officeooo:paragraph-rsid="00122ae5"/>
    </style:style>
    <style:style style:name="P7" style:family="paragraph" style:parent-style-name="Text_20_body" style:list-style-name="L3"/>
    <style:style style:name="P8" style:family="paragraph" style:parent-style-name="Text_20_body">
      <style:text-properties officeooo:rsid="00122ae5" officeooo:paragraph-rsid="00122ae5"/>
    </style:style>
    <style:style style:name="P9" style:family="paragraph" style:parent-style-name="Text_20_body" style:list-style-name="L4"/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0eafed"/>
    </style:style>
    <style:style style:name="T2" style:family="text">
      <style:text-properties officeooo:rsid="000f400f"/>
    </style:style>
    <style:style style:name="T3" style:family="text">
      <style:text-properties officeooo:rsid="00111e82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font-style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КСТ</text:p>
      <text:p text:style-name="P2"/>
      <text:p text:style-name="P3">2 слайд:</text:p>
      <text:p text:style-name="P2">Екологія, в сучасному розумінні, - це нова галузь науки, яка з'явилася в другій половині XX століття. Точніше, вважається, що в якості окремої дисципліни екологія зародилася на рубежі XX століття, і що вона отримала громадську популярність в 1960-і роки, в зв'язку з широко поширеним занепокоєнням за станом навколишнього середовища</text:p>
      <text:p text:style-name="P2"/>
      <text:p text:style-name="P3">4 слайд:</text:p>
      <text:p text:style-name="Standard">Вже з давніх часів люди стали помічати різні закономірності у взаємодії тварин один з одним і з навколишнім середовищем. Однак в ті часи навіть біологія була окремою наукою, будучи частиною філософії.<text:line-break/>Перші описи екології тварин можна віднести до індійським і давньогрецьким трактатів:<text:line-break/><text:tab/>Індійські трактати «Рамаяна», «Махабхарата» (VI-I століття до н. <text:span text:style-name="T1">е</text:span>.) - спосіб життя звірів (понад 50 видів), місця проживання, харчування, розмноження, добова активність, поведінка при змінах природного обстановки.<text:line-break/><text:tab/>Аристотель - «Історія тварин» - екологічна класифікація тварин, середовище проживання, тип руху, місця проживання, сезонна активність, суспільне життя, наявність притулків, використання голосу.<text:line-break/><text:tab/>Теофраст - дані основи геоботаніки, а також описано пристосувальне значення змін в забарвленні тварин.<text:line-break/><text:tab/>Пліній Старший - «Природна історія» - представлено економічний характер зооекологіческіх уявлень.<text:line-break/>Стародавні греки в цілому уявляли собі життя як щось, що не вимагає розуміння і адаптації, що близько до сучасним екологічним уявленням</text:p>
      <text:p text:style-name="Standard"/>
      <text:p text:style-name="P4">5 слайд:</text:p>
      <text:p text:style-name="P4">У Новий час, яке характеризується підйомом в області наукового знання, екологічні закономірності виявлялися вченими-енциклопедистами, найчастіше досить далекими від біології в своїх основних дослідженнях.<text:line-break/><text:line-break/><text:tab/>Антоні Ван Левенгук - опис харчових ланцюгів, регулювання чисельності популяцій.<text:line-break/><text:tab/>У. деремо - «Фізико-теологія» (1713) - в цій роботі вперше описаний термін баланс в сенсі регуляції чисельності тварин.<text:line-break/><text:tab/>Р. Бредлі - вперше екологія описується кількісно - роль горобиних птахів у винищуванні шкідливих комах.<text:line-break/><text:tab/>К. Лінней - «Економія природи», «Суспільний лад природи» - описана концепція рівноваги в природі, застосований системний підхід до природи, оцінено провідне вплив кліматичних умов, описані фенологічні спостереження - загибель одних організмів як засіб для існування інших, порівняння природи з людською громадою.<text:line-break/><text:tab/>Ж. Бюффон - «Природна історія» - описано вплив факторів середовища, дослідження по популяційної екології - вплив клімату, характеру місцевості та інших зовнішніх умов на популяції. Описано зростання чисельності деяких тварин в геометричній прогресії.<text:line-break/><text:tab/>Ж. Б. Ламарк - «Філософія зоології» - Описано взаємодії організм - середовище.<text:line-break/><text:tab/>К. Глогер - правило Глогера (1833) (географічні раси тварин в теплих і вологих регіонах пігментовані сильніше, ніж в холодних і сухих регіонах), закладені початку сучасної зоогеографии. Вплив клімату на птахів - поведінка, вибір місця проживання, ступінь осілості, забарвлення.<text:line-break/><text:tab/>В. Едвардс - «Вплив фізичних агентів на життя» (1824) - порівняльна екологічна фізіологія. Експерименти по впливу температури і водного середовища на розвиток пуголовків жаби. Вплив температури, вологості, світла і ін. На дихання, кровообіг, температуру, зростання тіла у риб, земноводних, рептилій, птахів, звірів, людини.<text:line-break/><text:soft-page-break/><text:tab/>Е. П. Менетрие - вивчення вертикального розподілу тварин в горах Кавказу.<text:line-break/><text:tab/>Г. Бергхаус - «Загальний зоологічний атлас» (1851) - поєднання кліматичних умов і біотичних відносин. Зоогеографічне районування на основі поширення хижих ссавців (хижаки інтегрують сукупний вплив елементів природи).<text:line-break/><text:tab/>Ш. Морран (1840) - закріплення поняття «Фенология».<text:line-break/><text:tab/>К. Хойзінгер (1822) - поділ зоології на Зоографія і зоономію. Вивчення причин і законів виникнення і існування окремих тварин і всього тваринного світу.</text:p>
      <text:p text:style-name="P5"><text:span text:style-name="T2"><text:tab/></text:span>Ч. Дарвін - «Подорож натураліста навколо світу». Економія природи. Пояснення паразитизму зозулі. Загибель великих тварин від катастрофічних причин. Теорія походження коралових рифів.<text:line-break/><text:tab/>«Походження видів». Сінекологіческіе взаємини як найбільш важливі. Класифікація взаємин організмів. Продуктивність і склад співтовариств. «Міцно укорінена помилка - вважати фізичні умови за найбільш важливі». Демографія популяцій. Сінекологія: Взаємозв'язок кішки - миші - джмелі-конюшина і його ареал. Роль птахів у розселенні насіння - кількісні дослідження. Адаптивне будова квітки ентомофільних орхідей. Еколого-морфологічний аналіз щелепного апарату гусеобразних.<text:line-break/><text:line-break/><text:tab/>Е. Геккель і формування екології як особливої галузі науки:<text:line-break/><text:line-break/><text:tab/>«Загальна морфологія організмів». Біологія ділиться на: морфологію (біостат<text:span text:style-name="T3">и</text:span>ку) і фізіологію (біодинаміку [6]), а для вузького розуміння терміна біології ми вводимо термін екологія, синонім - біономія - «Загальні основи науки про органічні формах, механічно заснованої на теорії еволюції, реформованої Чарлзом Дарвіном ».<text:line-break/><text:tab/>«Екологія - наука про економію, про спосіб життя, про зовнішні життєвих відносинах організмів один з одним і т. Д.» (1 глава) = етології Сент-Ілера, хоча сам Геккель цього не знав.<text:line-break/><text:tab/>«Під екологією ми розуміємо загальну науку про відносини організмів з навколишнім середовищем, куди ми відносимо в широкому сенсі всі умови існування» (19 глава). Екологія - фізіологічна дисципліна: форономія (загальна фізіологія) - ергологія (фізіологія функцій) і перілогія (фізіологія відносин) - екологія і хорологія. Відсутність обов'язкової кореляції між плодючістю, чисельністю і масштабами географічного поширення (дурненький і багато плідні види). Для кожного окремого виду в економії природи є тільки певне число місць (= екологічні ніші Елтона). В одному місці може існувати тим більша кількість тварин-індивідів, чим більш різноманітна їх природа.</text:p>
      <text:p text:style-name="P5"/>
      <text:p text:style-name="P6">6 слайд:</text:p>
      <text:p text:style-name="P8">Современная экология — сложная, разветвлённая наука. Ч. Элтон использовал концепции трофической (пищевой) цепи, пирамиды численности, динамики численности. </text:p>
      <text:p text:style-name="Text_20_body">Полагают, что вклад в теоретические основы современной экологии внёс <text:a xlink:type="simple" xlink:href="https://ru.wikipedia.org/wiki/Коммонер,_Барри" text:style-name="Internet_20_link" text:visited-style-name="Visited_20_Internet_20_Link">Б. Коммонер</text:a>, сформулировавший основные 4 закона экологии: </text:p>
      <text:list xml:id="list1423217508" text:style-name="L3">
        <text:list-item>
          <text:p text:style-name="P10">Всё связано со всем </text:p>
        </text:list-item>
        <text:list-item>
          <text:p text:style-name="P10">Ничто не исчезает в никуда </text:p>
        </text:list-item>
        <text:list-item>
          <text:p text:style-name="P10">Природа знает лучше — закон имеет двойной смысл — одновременно призыв сблизиться с природой и призыв крайне осторожно обращаться с природными системами. </text:p>
        </text:list-item>
        <text:list-item>
          <text:p text:style-name="P7">Ничто не даётся даром (в оригинале «<text:a xlink:type="simple" xlink:href="https://ru.wikipedia.org/wiki/Бесплатных_завтраков_не_бывает" text:style-name="Internet_20_link" text:visited-style-name="Visited_20_Internet_20_Link">Бесплатных завтраков не бывает</text:a>»)</text:p>
        </text:list-item>
      </text:list>
      <text:p text:style-name="P8">В 1910 г. на Третьем <text:a xlink:type="simple" xlink:href="https://ru.wikipedia.org/wiki/Международный_ботанический_конгресс" text:style-name="Internet_20_link" text:visited-style-name="Visited_20_Internet_20_Link">Международном ботаническом конгрессе</text:a> в Брюсселе были выделены три подраздела экологии: </text:p>
      <text:list xml:id="list3651568024" text:style-name="L4">
        <text:list-item>
          <text:p text:style-name="P11"><text:soft-page-break/><text:a xlink:type="simple" xlink:href="https://ru.wikipedia.org/wiki/Аутэкология" text:style-name="Internet_20_link" text:visited-style-name="Visited_20_Internet_20_Link">Аутэкология</text:a> — раздел науки, изучающий взаимодействие индивидуального организма или вида с окружающей средой (<text:a xlink:type="simple" xlink:href="https://ru.wikipedia.org/wiki/Жизненный_цикл_(биология)" text:style-name="Internet_20_link" text:visited-style-name="Visited_20_Internet_20_Link">жизненные циклы</text:a> и <text:a xlink:type="simple" xlink:href="https://ru.wikipedia.org/wiki/Поведение" text:style-name="Internet_20_link" text:visited-style-name="Visited_20_Internet_20_Link">поведение</text:a> как способ приспособления к окружающей среде). </text:p>
        </text:list-item>
        <text:list-item>
          <text:p text:style-name="P11"><text:a xlink:type="simple" xlink:href="https://ru.wikipedia.org/wiki/Демэкология" text:style-name="Internet_20_link" text:visited-style-name="Visited_20_Internet_20_Link">Демэкология</text:a> — раздел науки, изучающий взаимодействие популяций особей одного вида внутри популяции и с окружающей средой. </text:p>
        </text:list-item>
        <text:list-item>
          <text:p text:style-name="P9"><text:a xlink:type="simple" xlink:href="https://ru.wikipedia.org/wiki/Синэкология" text:style-name="Internet_20_link" text:visited-style-name="Visited_20_Internet_20_Link">Синэкология</text:a> — раздел науки, изучающий функционирование сообществ и их взаимодействия с биотическими и абиотическими факторами.</text:p>
        </text:list-item>
      </text:list>
      <text:p text:style-name="P6">В 1920-е годы <text:a xlink:type="simple" xlink:href="https://ru.wikipedia.org/wiki/Вернадский,_Владимир_Иванович" text:style-name="Internet_20_link" text:visited-style-name="Visited_20_Internet_20_Link">Влади́мир Ива́нович Верна́дский</text:a>, русский геолог, сформулировал своё учение о биосфере в книге <text:span text:style-name="T4">Биосфера</text:span><text:bookmark text:name="cite_ref-9"/><text:a xlink:type="simple" xlink:href="https://ru.wikipedia.org/wiki/История_экологии#cite_note-9" text:style-name="Internet_20_link" text:visited-style-name="Visited_20_Internet_20_Link">[9]</text:a>, а также описал основные принципы <text:a xlink:type="simple" xlink:href="https://ru.wikipedia.org/w/index.php?title=Биогеохимические_циклы&amp;action=edit&amp;redlink=1" text:style-name="Internet_20_link" text:visited-style-name="Visited_20_Internet_20_Link">биогеохимических циклов</text:a>. Он впервые рассматривал биосферу как совокупность всех экосистем. </text:p>
      <text:p text:style-name="P6"/>
      <text:p text:style-name="P6">На рубеже XX века <text:a xlink:type="simple" xlink:href="https://en.wikipedia.org/wiki/Henry_Chandler_Cowles" text:style-name="Internet_20_link" text:visited-style-name="Visited_20_Internet_20_Link">Генри Чандлер Коулз</text:a><text:a xlink:type="simple" xlink:href="https://ru.wikipedia.org/w/index.php?title=Коулз,_Генри_Чандлер&amp;action=edit&amp;redlink=1" text:style-name="Internet_20_link" text:visited-style-name="Visited_20_Internet_20_Link"><text:span text:style-name="T5">ru</text:span></text:a><text:span text:style-name="T5">en</text:span> был одним из основателей новых исследований «динамической экологии», основа его исследований <text:a xlink:type="simple" xlink:href="https://ru.wikipedia.org/wiki/Сукцессия" text:style-name="Internet_20_link" text:visited-style-name="Visited_20_Internet_20_Link">сукцессии</text:a> в дюнах Индианы, песчаных дюн в южной части <text:a xlink:type="simple" xlink:href="https://ru.wikipedia.org/wiki/Мичиган_(озеро)" text:style-name="Internet_20_link" text:visited-style-name="Visited_20_Internet_20_Link">озера Мичиган</text:a>. Здесь Коулз обнаружил доказательства сукцессии в <text:a xlink:type="simple" xlink:href="https://ru.wikipedia.org/wiki/Вегетационный_период" text:style-name="Internet_20_link" text:visited-style-name="Visited_20_Internet_20_Link">вегетационный период</text:a> <text:a xlink:type="simple" xlink:href="https://ru.wikipedia.org/wiki/Почва" text:style-name="Internet_20_link" text:visited-style-name="Visited_20_Internet_20_Link">почв</text:a> связанную с возрастом. Коулз очень много знал и корнях этого понятия и о первоначальных названиях<text:bookmark text:name="cite_ref-10"/><text:a xlink:type="simple" xlink:href="https://ru.wikipedia.org/wiki/История_экологии#cite_note-10" text:style-name="Internet_20_link" text:visited-style-name="Visited_20_Internet_20_Link">[10]</text:a>. Таким образом, ему приписывает первому использование слова французским натуралист <text:a xlink:type="simple" xlink:href="https://ru.wikipedia.org/w/index.php?title=Adolphe_Dureau_de_la_Malle&amp;action=edit&amp;redlink=1" text:style-name="Internet_20_link" text:visited-style-name="Visited_20_Internet_20_Link">Адольфом Дюре-де-ла-Малле</text:a>, который рассказал о развитии растительности после вырубки леса, и о первом всестороннем исследование процессов сукцессии финского ботаника <text:a xlink:type="simple" xlink:href="https://ru.wikipedia.org/w/index.php?title=Ragnar_Hult&amp;action=edit&amp;redlink=1" text:style-name="Internet_20_link" text:visited-style-name="Visited_20_Internet_20_Link">Рагнар Халт</text:a> (<text:a xlink:type="simple" xlink:href="https://ru.wikipedia.org/wiki/1885" text:style-name="Internet_20_link" text:visited-style-name="Visited_20_Internet_20_Link">1885</text:a>)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8:58:18.268666127</meta:creation-date>
    <dc:date>2019-02-27T20:12:30.988569396</dc:date>
    <meta:editing-duration>PT6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21" meta:word-count="997" meta:character-count="7543" meta:non-whitespace-character-count="6533"/>
  </office:meta>
</office:document-meta>
</file>